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P5" style:family="paragraph"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14pt"/>
    </style:style>
    <style:style style:name="T2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1cm" svg:height="0.9cm" svg:x="7.4cm" svg:y="0.6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4" draw:layer="layout" svg:width="4.1cm" svg:height="1cm" svg:x="7.445cm" svg:y="8.867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id="id3" draw:layer="layout" svg:width="7.8cm" svg:height="3.4cm" svg:x="5.567cm" svg:y="4.6cm">
          <text:p text:style-name="P1"><text:span text:style-name="T1">Are there any </text:span></text:p>
          <text:p text:style-name="P1"><text:span text:style-name="T1">more command line </text:span></text:p>
          <text:p text:style-name="P1"><text:span text:style-name="T1">argumen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2" draw:layer="layout" svg:width="8.1cm" svg:height="1.5cm" svg:x="5.4cm" svg:y="2.3cm">
          <text:p text:style-name="P1"><text:span text:style-name="T1">Print command line</text:span></text:p>
          <text:p text:style-name="P1"><text:span text:style-name="T1">argume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svg:x1="9.449cm" svg:y1="1.5cm" svg:x2="9.449cm" svg:y2="2.3cm" draw:start-shape="id1" draw:start-glue-point="6" draw:end-shape="id2" draw:end-glue-point="5">
          <text:p/>
        </draw:connector>
        <draw:connector draw:style-name="gr4" draw:text-style-name="P3" draw:layer="layout" svg:x1="9.449cm" svg:y1="3.8cm" svg:x2="9.466cm" svg:y2="4.6cm" draw:start-shape="id2" draw:start-glue-point="8" draw:end-shape="id3" draw:end-glue-point="4">
          <text:p/>
        </draw:connector>
        <draw:connector draw:style-name="gr4" draw:text-style-name="P3" draw:layer="layout" svg:x1="9.466cm" svg:y1="8cm" svg:x2="9.494cm" svg:y2="8.867cm" draw:start-shape="id3" draw:start-glue-point="6" draw:end-shape="id4" draw:end-glue-point="4">
          <text:p/>
        </draw:connector>
        <draw:connector draw:style-name="gr4" draw:text-style-name="P3" draw:layer="layout" draw:line-skew="0cm 1.2cm" svg:x1="13.367cm" svg:y1="6.299cm" svg:x2="12.673cm" svg:y2="3.049cm" draw:start-shape="id3" draw:start-glue-point="7" draw:end-shape="id2" draw:end-glue-point="9">
          <text:p/>
        </draw:connector>
        <draw:frame draw:style-name="gr5" draw:text-style-name="P5" draw:layer="layout" svg:width="1.391cm" svg:height="0.78cm" svg:x="12.954cm" svg:y="6.278cm">
          <draw:text-box>
            <text:p text:style-name="P4"><text:span text:style-name="T2">YES</text:span></text:p>
          </draw:text-box>
        </draw:frame>
        <draw:frame draw:style-name="gr5" draw:text-style-name="P5" draw:layer="layout" svg:width="1.095cm" svg:height="0.78cm" svg:x="9.504cm" svg:y="7.911cm">
          <draw:text-box>
            <text:p text:style-name="P4"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William Bell</meta:initial-creator>
    <meta:creation-date>2006-09-11T11:26:05</meta:creation-date>
    <dc:creator>William Bell</dc:creator>
    <dc:date>2006-09-11T14:02:11</dc:date>
    <dc:language>en-GB</dc:language>
    <meta:editing-cycles>3</meta:editing-cycles>
    <meta:editing-duration>PT19M25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